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911cm" svg:height="1.005cm" svg:x="0.274cm" svg:y="0.905cm">
          <draw:glue-point draw:id="10" svg:x="3.052cm" svg:y="4.796cm"/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layer="layout" svg:width="0.499cm" svg:height="0.469cm" svg:x="4.022cm" svg:y="1.5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6cm" svg:height="0.469cm" svg:x="4.237cm" svg:y="1.0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27cm" svg:height="0.469cm" svg:x="1.989cm" svg:y="0.3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447cm" svg:height="0.469cm" svg:x="5.801cm" svg:y="0.6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2.486cm" svg:height="1.002cm" svg:x="5.692cm" svg:y="1.4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.61cm" svg:height="1.002cm" svg:x="5.74cm" svg:y="2.5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76cm" svg:height="0.466cm" svg:x="0.56cm" svg:y="2.27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57cm" svg:height="0.466cm" svg:x="0.629cm" svg:y="2.89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id="id1" draw:layer="layout" svg:width="1.793cm" svg:height="1.571cm" svg:x="0.873cm" svg:y="2.042cm">
          <draw:text-box>
            <text:p><text:span text:style-name="T1">موصلیت</text:span></text:p>
            <text:p text:style-name="P2"><text:span text:style-name="T1">پرمیبیلیٹی</text:span></text:p>
          </draw:text-box>
        </draw:frame>
        <draw:connector draw:style-name="gr4" draw:text-style-name="P1" draw:layer="layout" draw:type="curve" svg:x1="2.666cm" svg:y1="2.827cm" svg:x2="3.422cm" svg:y2="1.888cm" draw:start-shape="id1" draw:start-glue-point="1" draw:end-shape="id2" draw:end-glue-point="10" svg:d="m2666 2827c504 0 756-313 756-939">
          <text:p/>
        </draw:connector>
        <draw:frame draw:style-name="gr3" draw:text-style-name="P3" draw:layer="layout" svg:width="2.305cm" svg:height="0.911cm" svg:x="0.133cm" svg:y="1.036cm">
          <draw:text-box>
            <text:p text:style-name="P2"><text:span text:style-name="T1">بہاؤ کی سمت</text:span></text:p>
          </draw:text-box>
        </draw:frame>
        <draw:line draw:style-name="gr4" draw:text-style-name="P1" draw:layer="layout" svg:x1="2.255cm" svg:y1="1.574cm" svg:x2="2.875cm" svg:y2="1.5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i>w</math:mi>
      </math:mrow>
      <math:mi>h</math:mi>
    </math:mrow>
    <math:annotation math:encoding="StarMath 5.0">A= w h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row>
            <math:mo math:stretchy="false">ρ</math:mo>
            <math:mi>l</math:mi>
          </math:mrow>
          <math:mi>A</math:mi>
        </math:mfrac>
      </math:mrow>
      <math:mo math:stretchy="false">=</math:mo>
      <math:mfrac>
        <math:mi>l</math:mi>
        <math:mrow>
          <math:mo math:stretchy="false">σ</math:mo>
          <math:mi>A</math:mi>
        </math:mrow>
      </math:mfrac>
    </math:mrow>
    <math:annotation math:encoding="StarMath 5.0">R = {%rho l} over A = l over {%sigma A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ℜ</math:mo>
      <math:mo math:stretchy="false">=</math:mo>
      <math:mfrac>
        <math:mi>l</math:mi>
        <math:mrow>
          <math:mo math:stretchy="false">μ</math:mo>
          <math:mi>A</math:mi>
        </math:mrow>
      </math:mfrac>
    </math:mrow>
    <math:annotation math:encoding="StarMath 5.0">re = l over {%mu A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 math:stretchy="false">σ</math:mo>
    <math:annotation math:encoding="StarMath 5.0">%sigm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μ</math:mo>
    <math:annotation math:encoding="StarMath 5.0">%mu</math:annotation>
  </math:semantics>
</math:math>
</file>